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text-properties officeooo:rsid="00038e90" officeooo:paragraph-rsid="00038e90"/>
    </style:style>
    <style:style style:name="P2" style:family="paragraph" style:parent-style-name="Standard">
      <style:text-properties officeooo:paragraph-rsid="0003cdef"/>
    </style:style>
    <style:style style:name="T1" style:family="text">
      <style:text-properties officeooo:rsid="0003cd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ФИО <text:line-break/>Петров Петр Петрович<text:line-break/></text:p>
      <text:p text:style-name="Standard"/>
      <text:p text:style-name="Standard">Номер счета44460123456789012</text:p>
      <text:p text:style-name="Standard"/>
      <text:p text:style-name="P2">БанкСамарское отделение ПАО БЕРЕГБАНК <text:span text:style-name="T1">5542</text:span></text:p>
      <text:p text:style-name="Standard"/>
      <text:p text:style-name="Standard">БИК332201234</text:p>
      <text:p text:style-name="Standard"/>
      <text:p text:style-name="Standard">Корреспондентский счет30101123456789000123</text:p>
      <text:p text:style-name="Standard"/>
      <text:p text:style-name="Standard">ИНН1234567890</text:p>
      <text:p text:style-name="Standard"/>
      <text:p text:style-name="Standard">КПП123456789</text:p>
      <text:p text:style-name="Standard"/>
      <text:p text:style-name="Standard">ОКПО11122233</text:p>
      <text:p text:style-name="Standard"/>
      <text:p text:style-name="Standard">ОГРН123456789012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21:10:58.834266791</meta:creation-date>
    <dc:date>2025-09-02T20:53:12.910797696</dc:date>
    <meta:editing-duration>PT13M39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9" meta:word-count="18" meta:character-count="204" meta:non-whitespace-character-count="193"/>
  </office:meta>
</office:document-meta>
</file>